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n=100_b=1.5_c=0.1_d=0.1</text:p>
          </table:table-cell>
          <table:table-cell office:value-type="string">
            <text:p>n=100_b=1_c=0.1_d=0.1</text:p>
          </table:table-cell>
          <table:table-cell office:value-type="string">
            <text:p>n=100_b=1_c=0.2_d=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0014977998">
            <text:p>1.50E-009</text:p>
          </table:table-cell>
          <table:table-cell table:style-name="ce1" office:value-type="float" office:value="0.0000000023217869">
            <text:p>2.32E-009</text:p>
          </table:table-cell>
          <table:table-cell table:style-name="ce1" office:value-type="float" office:value="0.000002377306">
            <text:p>2.38E-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0042445836">
            <text:p>4.24E-006</text:p>
          </table:table-cell>
          <table:table-cell table:style-name="ce1" office:value-type="float" office:value="0.0000025699037">
            <text:p>2.57E-006</text:p>
          </table:table-cell>
          <table:table-cell office:value-type="float" office:value="0.0016527042">
            <text:p>0.001652704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000007861892">
            <text:p>7.86E-007</text:p>
          </table:table-cell>
          <table:table-cell table:style-name="ce1" office:value-type="float" office:value="0.000001136306">
            <text:p>1.14E-006</text:p>
          </table:table-cell>
          <table:table-cell office:value-type="float" office:value="0.0013644137">
            <text:p>0.001364413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00001843082">
            <text:p>1.84E-006</text:p>
          </table:table-cell>
          <table:table-cell table:style-name="ce1" office:value-type="float" office:value="0.0000015603623">
            <text:p>1.56E-006</text:p>
          </table:table-cell>
          <table:table-cell office:value-type="float" office:value="0.003262976">
            <text:p>0.00326297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table:style-name="ce1" office:value-type="float" office:value="-7.10543E-015">
            <text:p>-7.11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.9839338">
            <text:p>32.9839338</text:p>
          </table:table-cell>
          <table:table-cell office:value-type="float" office:value="101.781323">
            <text:p>101.781323</text:p>
          </table:table-cell>
          <table:table-cell office:value-type="float" office:value="0.065181023">
            <text:p>0.0651810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62112">
            <text:p>48.62112</text:p>
          </table:table-cell>
          <table:table-cell office:value-type="float" office:value="28.697681">
            <text:p>28.697681</text:p>
          </table:table-cell>
          <table:table-cell office:value-type="float" office:value="8.040508">
            <text:p>8.0405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39735357">
            <text:p>10.39735357</text:p>
          </table:table-cell>
          <table:table-cell office:value-type="float" office:value="8.824349">
            <text:p>8.824349</text:p>
          </table:table-cell>
          <table:table-cell office:value-type="float" office:value="2.557353935">
            <text:p>2.5573539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63.172356">
            <text:p>3663.172356</text:p>
          </table:table-cell>
          <table:table-cell office:value-type="float" office:value="720.533487">
            <text:p>720.533487</text:p>
          </table:table-cell>
          <table:table-cell office:value-type="float" office:value="1204.589653">
            <text:p>1204.5896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0803.16">
            <text:p>670803.16</text:p>
          </table:table-cell>
          <table:table-cell office:value-type="float" office:value="582488.59">
            <text:p>582488.59</text:p>
          </table:table-cell>
          <table:table-cell office:value-type="float" office:value="195383.29">
            <text:p>19538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74.73">
            <text:p>4074.73</text:p>
          </table:table-cell>
          <table:table-cell office:value-type="float" office:value="4121.9912">
            <text:p>4121.9912</text:p>
          </table:table-cell>
          <table:table-cell office:value-type="float" office:value="1777.2044">
            <text:p>1777.20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73206.584617">
            <text:p>4673206.584617</text:p>
          </table:table-cell>
          <table:table-cell office:value-type="float" office:value="298895.018140615">
            <text:p>298895.018140615</text:p>
          </table:table-cell>
          <table:table-cell office:value-type="float" office:value="30223.964117">
            <text:p>30223.9641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.9077789">
            <text:p>29.9077789</text:p>
          </table:table-cell>
          <table:table-cell office:value-type="float" office:value="74.431663">
            <text:p>74.431663</text:p>
          </table:table-cell>
          <table:table-cell office:value-type="float" office:value="39.135205">
            <text:p>39.1352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999479">
            <text:p>0.002999479</text:p>
          </table:table-cell>
          <table:table-cell office:value-type="float" office:value="0.001901791">
            <text:p>0.001901791</text:p>
          </table:table-cell>
          <table:table-cell table:style-name="ce1" office:value-type="float" office:value="0.0005354805">
            <text:p>5.35E-0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5.13981">
            <text:p>145.13981</text:p>
          </table:table-cell>
          <table:table-cell office:value-type="float" office:value="118.60057">
            <text:p>118.60057</text:p>
          </table:table-cell>
          <table:table-cell office:value-type="float" office:value="101.79068">
            <text:p>101.790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.49206">
            <text:p>28.49206</text:p>
          </table:table-cell>
          <table:table-cell office:value-type="float" office:value="31.07289">
            <text:p>31.07289</text:p>
          </table:table-cell>
          <table:table-cell office:value-type="float" office:value="14.818587">
            <text:p>14.81858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.4196958">
            <text:p>4.4196958</text:p>
          </table:table-cell>
          <table:table-cell office:value-type="float" office:value="5.0700212">
            <text:p>5.0700212</text:p>
          </table:table-cell>
          <table:table-cell office:value-type="float" office:value="2.1833582">
            <text:p>2.18335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00225">
            <text:p>30.00225</text:p>
          </table:table-cell>
          <table:table-cell office:value-type="float" office:value="17.386037">
            <text:p>17.386037</text:p>
          </table:table-cell>
          <table:table-cell office:value-type="float" office:value="11.4649244">
            <text:p>11.46492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229682">
            <text:p>24.229682</text:p>
          </table:table-cell>
          <table:table-cell office:value-type="float" office:value="24.3318496">
            <text:p>24.3318496</text:p>
          </table:table-cell>
          <table:table-cell office:value-type="float" office:value="4.7904603">
            <text:p>4.79046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206385">
            <text:p>0.8206385</text:p>
          </table:table-cell>
          <table:table-cell office:value-type="float" office:value="0.7134844">
            <text:p>0.7134844</text:p>
          </table:table-cell>
          <table:table-cell office:value-type="float" office:value="0.34721668">
            <text:p>0.3472166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838203">
            <text:p>12.838203</text:p>
          </table:table-cell>
          <table:table-cell office:value-type="float" office:value="9.217223">
            <text:p>9.217223</text:p>
          </table:table-cell>
          <table:table-cell office:value-type="float" office:value="6.242062">
            <text:p>6.2420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970789">
            <text:p>11.970789</text:p>
          </table:table-cell>
          <table:table-cell office:value-type="float" office:value="13.7187274">
            <text:p>13.7187274</text:p>
          </table:table-cell>
          <table:table-cell office:value-type="float" office:value="19.184525">
            <text:p>19.1845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7701038">
            <text:p>1.7701038</text:p>
          </table:table-cell>
          <table:table-cell office:value-type="float" office:value="3.0179336">
            <text:p>3.0179336</text:p>
          </table:table-cell>
          <table:table-cell office:value-type="float" office:value="0.8835438">
            <text:p>0.88354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5.91339">
            <text:p>75.91339</text:p>
          </table:table-cell>
          <table:table-cell office:value-type="float" office:value="78.4447">
            <text:p>78.4447</text:p>
          </table:table-cell>
          <table:table-cell office:value-type="float" office:value="56.67571">
            <text:p>56.675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20/12/2013</text:date>, <text:time>01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0T01:21:35.56</dc:date>
    <dc:creator>Mirjam Skarica</dc:creator>
    <meta:document-statistic meta:table-count="1" meta:cell-count="99" meta:object-count="0"/>
    <meta:generator>OpenOffice/4.0.1$Win32 OpenOffice.org_project/401m5$Build-9714</meta:generator>
  </office:meta>
</office:document-meta>
</file>